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ro5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75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515cm" fo:break-before="auto" style:use-optimal-row-height="true"/>
    </style:style>
    <style:style style:name="ro9" style:family="table-row">
      <style:table-row-properties style:row-height="0.42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8"/>
    <style:style style:name="ce6" style:family="table-cell" style:parent-style-name="Default" style:data-style-name="N40"/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fo:border="none"/>
      <style:map style:condition="is-true-formula(AND([.$F11]&lt;[.J$9];[.$G11]&gt;[.I$9]))" style:apply-style-name="作業予定バー" style:base-cell-address="Sheet1.I11"/>
      <style:map style:condition="is-true-formula(OR([.$F11]&gt;=[.J$9];[.$G11]&lt;=[.I$9]))" style:apply-style-name="Default_20__28_user_29_" style:base-cell-address="Sheet1.I11"/>
    </style:style>
    <style:style style:name="ce10" style:family="table-cell" style:parent-style-name="Default">
      <style:table-cell-properties fo:border="none"/>
      <style:map style:condition="is-true-formula(AND([.$E11]&lt;=[.I$9];[.$F11]&gt;[.I$9]))" style:apply-style-name="作業予定バー" style:base-cell-address="Sheet1.I11"/>
      <style:map style:condition="is-true-formula(OR([.$E11]&gt;[.I$9];[.$F11]&lt;=[.I$9]))" style:apply-style-name="Default_20__28_user_29_" style:base-cell-address="Sheet1.I11"/>
    </style:style>
    <style:style style:name="ce11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_20__28_user_29_" style:base-cell-address="Sheet1.I1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2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569" calcext:value-type="float">
            <text:p>244569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清水駿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2" office:value-type="string" calcext:value-type="string">
            <text:p>７月４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6">
          <table:table-cell table:number-columns-repeated="8"/>
          <table:table-cell table:style-name="ce8" office:value-type="time" office:time-value="PT15H00M00S" calcext:value-type="time">
            <text:p>15:00</text:p>
          </table:table-cell>
          <table:table-cell table:style-name="ce8" office:value-type="time" office:time-value="PT15H05M00S" calcext:value-type="time">
            <text:p>15:05</text:p>
          </table:table-cell>
          <table:table-cell table:style-name="ce8" office:value-type="time" office:time-value="PT15H10M00S" calcext:value-type="time">
            <text:p>15:10</text:p>
          </table:table-cell>
          <table:table-cell table:style-name="ce8" office:value-type="time" office:time-value="PT15H15M00S" calcext:value-type="time">
            <text:p>15:15</text:p>
          </table:table-cell>
          <table:table-cell table:style-name="ce8" office:value-type="time" office:time-value="PT15H20M00S" calcext:value-type="time">
            <text:p>15:20</text:p>
          </table:table-cell>
          <table:table-cell table:style-name="ce8" office:value-type="time" office:time-value="PT15H25M00S" calcext:value-type="time">
            <text:p>15:25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8" office:value-type="time" office:time-value="PT15H35M00S" calcext:value-type="time">
            <text:p>15:35</text:p>
          </table:table-cell>
          <table:table-cell table:style-name="ce8" office:value-type="time" office:time-value="PT15H40M00S" calcext:value-type="time">
            <text:p>15:40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8" office:value-type="time" office:time-value="PT15H50M00S" calcext:value-type="time">
            <text:p>15:50</text:p>
          </table:table-cell>
          <table:table-cell table:style-name="ce8" office:value-type="time" office:time-value="PT15H55M00S" calcext:value-type="time">
            <text:p>15:55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8" office:value-type="time" office:time-value="PT16H05M00S" calcext:value-type="time">
            <text:p>16:05</text:p>
          </table:table-cell>
          <table:table-cell table:style-name="ce8" office:value-type="time" office:time-value="PT16H10M00S" calcext:value-type="time">
            <text:p>16:10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8" office:value-type="time" office:time-value="PT16H20M00S" calcext:value-type="time">
            <text:p>16:20</text:p>
          </table:table-cell>
          <table:table-cell table:style-name="ce8" office:value-type="time" office:time-value="PT16H25M00S" calcext:value-type="time">
            <text:p>16:25</text:p>
          </table:table-cell>
          <table:table-cell table:style-name="ce8" office:value-type="time" office:time-value="PT16H30M00S" calcext:value-type="time">
            <text:p>16:30</text:p>
          </table:table-cell>
          <table:table-cell table:style-name="ce8" office:value-type="time" office:time-value="PT16H35M00S" calcext:value-type="time">
            <text:p>16:35</text:p>
          </table:table-cell>
          <table:table-cell table:style-name="ce8" office:value-type="time" office:time-value="PT16H40M00S" calcext:value-type="time">
            <text:p>16:40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8" office:value-type="time" office:time-value="PT16H50M00S" calcext:value-type="time">
            <text:p>16:50</text:p>
          </table:table-cell>
          <table:table-cell table:style-name="ce8" office:value-type="time" office:time-value="PT16H55M00S" calcext:value-type="time">
            <text:p>16:55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8" office:value-type="time" office:time-value="PT17H05M00S" calcext:value-type="time">
            <text:p>17:05</text:p>
          </table:table-cell>
          <table:table-cell table:style-name="ce8" office:value-type="time" office:time-value="PT17H10M00S" calcext:value-type="time">
            <text:p>17:10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8" office:value-type="time" office:time-value="PT17H20M00S" calcext:value-type="time">
            <text:p>17:20</text:p>
          </table:table-cell>
          <table:table-cell table:style-name="ce8" office:value-type="time" office:time-value="PT17H25M00S" calcext:value-type="time">
            <text:p>17:25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8" office:value-type="time" office:time-value="PT17H35M00S" calcext:value-type="time">
            <text:p>17:35</text:p>
          </table:table-cell>
          <table:table-cell table:style-name="ce8" office:value-type="time" office:time-value="PT17H40M00S" calcext:value-type="time">
            <text:p>17:40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8" office:value-type="time" office:time-value="PT17H50M00S" calcext:value-type="time">
            <text:p>17:50</text:p>
          </table:table-cell>
          <table:table-cell table:style-name="ce8" office:value-type="time" office:time-value="PT17H55M00S" calcext:value-type="time">
            <text:p>17:55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8" office:value-type="time" office:time-value="PT18H05M00S" calcext:value-type="time">
            <text:p>18:05</text:p>
          </table:table-cell>
          <table:table-cell table:style-name="ce8" office:value-type="time" office:time-value="PT18H10M00S" calcext:value-type="time">
            <text:p>18:10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8" office:value-type="time" office:time-value="PT18H20M00S" calcext:value-type="time">
            <text:p>18:20</text:p>
          </table:table-cell>
          <table:table-cell table:style-name="ce8" office:value-type="time" office:time-value="PT18H25M00S" calcext:value-type="time">
            <text:p>18:25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8" office:value-type="time" office:time-value="PT18H35M00S" calcext:value-type="time">
            <text:p>18:35</text:p>
          </table:table-cell>
          <table:table-cell table:style-name="ce8" office:value-type="time" office:time-value="PT18H40M00S" calcext:value-type="time">
            <text:p>18:40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8" office:value-type="time" office:time-value="PT18H50M00S" calcext:value-type="time">
            <text:p>18:50</text:p>
          </table:table-cell>
          <table:table-cell table:style-name="ce8" office:value-type="time" office:time-value="PT18H55M00S" calcext:value-type="time">
            <text:p>18:55</text:p>
          </table:table-cell>
          <table:table-cell table:style-name="ce8" office:value-type="time" office:time-value="PT19H00M00S" calcext:value-type="time">
            <text:p>19:00</text:p>
          </table:table-cell>
          <table:table-cell table:style-name="ce8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3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7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3">
          <table:table-cell/>
          <table:table-cell table:style-name="ce4" office:value-type="float" office:value="6.1" calcext:value-type="float">
            <text:p>6.1</text:p>
          </table:table-cell>
          <table:table-cell office:value-type="string" calcext:value-type="string">
            <text:p>ゲーム内で使用する画像作成</text:p>
          </table:table-cell>
          <table:table-cell office:value-type="string" calcext:value-type="string">
            <text:p>清水</text:p>
          </table:table-cell>
          <table:table-cell table:style-name="ce5" office:value-type="date" office:date-value="2014-07-04" calcext:value-type="date">
            <text:p>7月4日</text:p>
          </table:table-cell>
          <table:table-cell table:style-name="ce6" office:value-type="time" office:time-value="PT15H30M00S" calcext:value-type="time">
            <text:p>15:30</text:p>
          </table:table-cell>
          <table:table-cell table:style-name="ce6" office:value-type="time" office:time-value="PT16H40M00S" calcext:value-type="time">
            <text:p>16:40</text:p>
          </table:table-cell>
          <table:table-cell office:value-type="float" office:value="100" calcext:value-type="float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6.2" calcext:value-type="float">
            <text:p>6.2</text:p>
          </table:table-cell>
          <table:table-cell office:value-type="string" calcext:value-type="string">
            <text:p>レビュー</text:p>
          </table:table-cell>
          <table:table-cell office:value-type="string" calcext:value-type="string">
            <text:p>全員</text:p>
          </table:table-cell>
          <table:table-cell table:style-name="ce5" office:value-type="date" office:date-value="2014-07-04" calcext:value-type="date">
            <text:p>7月4日</text:p>
          </table:table-cell>
          <table:table-cell table:style-name="ce6" office:value-type="time" office:time-value="PT17H45M00S" calcext:value-type="time">
            <text:p>17:45</text:p>
          </table:table-cell>
          <table:table-cell table:style-name="ce6" office:value-type="time" office:time-value="PT18H00M00S" calcext:value-type="time">
            <text:p>18:00</text:p>
          </table:table-cell>
          <table:table-cell office:value-type="float" office:value="100" calcext:value-type="float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6.3" calcext:value-type="float">
            <text:p>6.3</text:p>
          </table:table-cell>
          <table:table-cell office:value-type="string" calcext:value-type="string">
            <text:p>チーム作業報告書作成</text:p>
          </table:table-cell>
          <table:table-cell office:value-type="string" calcext:value-type="string">
            <text:p>清水</text:p>
          </table:table-cell>
          <table:table-cell table:style-name="ce5" office:value-type="date" office:date-value="2014-07-04" calcext:value-type="date">
            <text:p>7月4日</text:p>
          </table:table-cell>
          <table:table-cell table:style-name="ce6" office:value-type="time" office:time-value="PT18H00M00S" calcext:value-type="time">
            <text:p>18:00</text:p>
          </table:table-cell>
          <table:table-cell table:style-name="ce6" office:value-type="time" office:time-value="PT18H10M00S" calcext:value-type="time">
            <text:p>18:10</text:p>
          </table:table-cell>
          <table:table-cell office:value-type="float" office:value="100" calcext:value-type="float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9">
          <table:table-cell/>
          <table:table-cell table:style-name="ce4"/>
          <table:table-cell table:number-columns-repeated="6"/>
          <table:table-cell table:style-name="ce9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0" table:number-columns-repeated="49"/>
          <table:table-cell table:number-columns-repeated="967"/>
        </table:table-row>
        <table:table-row table:style-name="ro3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7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8">
          <table:table-cell/>
          <table:table-cell table:style-name="ce4" office:value-type="float" office:value="6.1" calcext:value-type="float">
            <text:p>6.1</text:p>
          </table:table-cell>
          <table:table-cell office:value-type="string" calcext:value-type="string">
            <text:p>ゲーム内で使用する画像作成</text:p>
          </table:table-cell>
          <table:table-cell office:value-type="string" calcext:value-type="string">
            <text:p>清水</text:p>
          </table:table-cell>
          <table:table-cell table:style-name="ce5" office:value-type="date" office:date-value="2014-07-04" calcext:value-type="date">
            <text:p>7月4日</text:p>
          </table:table-cell>
          <table:table-cell table:style-name="ce6" office:value-type="time" office:time-value="PT15H30M00S" calcext:value-type="time">
            <text:p>15:30</text:p>
          </table:table-cell>
          <table:table-cell table:style-name="ce6" office:value-type="time" office:time-value="PT16H40M00S" calcext:value-type="time">
            <text:p>16:40</text:p>
          </table:table-cell>
          <table:table-cell office:value-type="float" office:value="100" calcext:value-type="float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7">
          <table:table-cell/>
          <table:table-cell table:style-name="ce4" office:value-type="float" office:value="6.2" calcext:value-type="float">
            <text:p>6.2</text:p>
          </table:table-cell>
          <table:table-cell office:value-type="string" calcext:value-type="string">
            <text:p>レビュー</text:p>
          </table:table-cell>
          <table:table-cell office:value-type="string" calcext:value-type="string">
            <text:p>全員</text:p>
          </table:table-cell>
          <table:table-cell table:style-name="ce5" office:value-type="date" office:date-value="2014-07-04" calcext:value-type="date">
            <text:p>7月4日</text:p>
          </table:table-cell>
          <table:table-cell table:style-name="ce6" office:value-type="time" office:time-value="PT17H45M00S" calcext:value-type="time">
            <text:p>17:45</text:p>
          </table:table-cell>
          <table:table-cell table:style-name="ce6" office:value-type="time" office:time-value="PT18H00M00S" calcext:value-type="time">
            <text:p>18:00</text:p>
          </table:table-cell>
          <table:table-cell office:value-type="float" office:value="100" calcext:value-type="float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8">
          <table:table-cell/>
          <table:table-cell table:style-name="ce4" office:value-type="float" office:value="6.3" calcext:value-type="float">
            <text:p>6.3</text:p>
          </table:table-cell>
          <table:table-cell office:value-type="string" calcext:value-type="string">
            <text:p>チーム作業報告書作成</text:p>
          </table:table-cell>
          <table:table-cell office:value-type="string" calcext:value-type="string">
            <text:p>清水</text:p>
          </table:table-cell>
          <table:table-cell table:style-name="ce5" office:value-type="date" office:date-value="2014-07-04" calcext:value-type="date">
            <text:p>7月4日</text:p>
          </table:table-cell>
          <table:table-cell table:style-name="ce6" office:value-type="time" office:time-value="PT18H00M00S" calcext:value-type="time">
            <text:p>18:00</text:p>
          </table:table-cell>
          <table:table-cell table:style-name="ce6" office:value-type="time" office:time-value="PT18H10M00S" calcext:value-type="time">
            <text:p>18:10</text:p>
          </table:table-cell>
          <table:table-cell office:value-type="float" office:value="100" calcext:value-type="float">
            <text:p>100</text:p>
          </table:table-cell>
          <table:table-cell table:style-name="ce9" table:number-columns-repeated="50"/>
          <table:table-cell table:number-columns-repeated="966"/>
        </table:table-row>
        <table:table-row table:style-name="ro9">
          <table:table-cell table:number-columns-repeated="8"/>
          <table:table-cell table:style-name="ce11" table:number-columns-repeated="50"/>
          <table:table-cell table:number-columns-repeated="966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 calcext:value-type="string">
            <text:p>継続したい点：</text:p>
          </table:table-cell>
          <table:table-cell office:value-type="string" calcext:value-type="string">
            <text:p>予定よりも早く作業を終わらす事ができた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改善すべき点：</text:p>
          </table:table-cell>
          <table:table-cell office:value-type="string" calcext:value-type="string">
            <text:p>プログラムを行う際のjavaの知識をもう少し見に付けたい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9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3">
          <table:table-cell office:value-type="string" calcext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5:Sheet1.BE15">
            <calcext:condition calcext:apply-style-name="作業予定バー" calcext:value="formula-is(AND([.$E11]&lt;=[.I$9];[.$F11]&gt;[.I$9]))" calcext:base-cell-address="Sheet1.I11"/>
            <calcext:condition calcext:apply-style-name="Default (user)" calcext:value="formula-is(OR([.$E11]&gt;[.I$9];[.$F11]&lt;=[.I$9]))" calcext:base-cell-address="Sheet1.I11"/>
          </calcext:conditional-format>
          <calcext:conditional-format calcext:target-range-address="Sheet1.I20:Sheet1.BF20">
            <calcext:condition calcext:apply-style-name="実作業バー" calcext:value="formula-is(AND([.$F16]&lt;[.J$9];[.$G16]&gt;[.I$9]))" calcext:base-cell-address="Sheet1.I16"/>
            <calcext:condition calcext:apply-style-name="Default (user)" calcext:value="formula-is(OR([.$F16]&gt;=[.J$9];[.$G16]&lt;=[.I$9]))" calcext:base-cell-address="Sheet1.I16"/>
          </calcext:conditional-format>
          <calcext:conditional-format calcext:target-range-address="Sheet1.I11:Sheet1.BF14 Sheet1.I17:Sheet1.BF19">
            <calcext:condition calcext:apply-style-name="作業予定バー" calcext:value="formula-is(AND([.$F11]&lt;[.J$9];[.$G11]&gt;[.I$9]))" calcext:base-cell-address="Sheet1.I11"/>
            <calcext:condition calcext:apply-style-name="Default (user)" calcext:value="formula-is(OR([.$F11]&gt;=[.J$9];[.$G11]&lt;=[.I$9]))" calcext:base-cell-address="Sheet1.I11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00/00/00</text:date>, <text:time style:data-style-name="N2" text:time-value="0000-00-00T00:00:01.51366248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5:24:59</meta:creation-date>
    <meta:editing-duration>PT4H47M22S</meta:editing-duration>
    <meta:editing-cycles>11</meta:editing-cycles>
    <meta:generator>LibreOffice/4.1.2.3$MacOSX_x86 LibreOffice_project/40b2d7fde7e8d2d7bc5a449dc65df4d08a7dd38</meta:generator>
    <meta:initial-creator>清水 駿　</meta:initial-creator>
    <dc:date>2014-07-04T17:45:37.006724000</dc:date>
    <meta:document-statistic meta:table-count="3" meta:cell-count="127" meta:object-count="0"/>
  </office:meta>
</office:document-meta>
</file>